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Monospace" fo:font-size="10pt" officeooo:rsid="000ec112" officeooo:paragraph-rsid="000ec112" style:font-size-asian="10pt" style:font-size-complex="10pt"/>
    </style:style>
    <style:style style:name="P2" style:family="paragraph" style:parent-style-name="Standard">
      <style:text-properties style:font-name="Monospace" fo:font-size="12pt" officeooo:rsid="000ec112" officeooo:paragraph-rsid="000ec112" style:font-size-asian="12pt" style:font-size-complex="12pt"/>
    </style:style>
    <style:style style:name="P3" style:family="paragraph" style:parent-style-name="Standard">
      <style:text-properties style:font-name="Monospace" fo:font-size="16pt" fo:font-weight="bold" officeooo:rsid="000ec112" officeooo:paragraph-rsid="000ec112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style:font-name="Monospace" fo:font-size="12pt" officeooo:rsid="000ec112" officeooo:paragraph-rsid="000ec112" style:font-size-asian="12pt" style:font-size-complex="12pt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style:font-name="Monospace" fo:font-size="12pt" fo:font-weight="bold" officeooo:rsid="000ec112" officeooo:paragraph-rsid="000ec112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Monospace" fo:font-size="12pt" officeooo:rsid="000ec112" officeooo:paragraph-rsid="000ec112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Monospace" fo:font-size="12pt" officeooo:rsid="000ec112" officeooo:paragraph-rsid="000f23e5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f23e5"/>
    </style:style>
    <style:style style:name="T3" style:family="text">
      <style:text-properties officeooo:rsid="0011dc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tayin' alive </text:p>
      <text:p text:style-name="P2"/>
      <text:p text:style-name="P1">Bee Gees 1977. Best selling Album bis „Thriller“. Aufgenommen in einem Porno-Studio in Frankreich zum Herzschlag des Keyboarders.</text:p>
      <text:p text:style-name="P2"/>
      <text:p text:style-name="P2">Verse 1<text:tab/><text:tab/><text:tab/><text:tab/><text:tab/><text:tab/><text:tab/><text:tab/><text:tab/><text:span text:style-name="T3">104</text:span><text:line-break/>Well, you can tell by the way I use my walk<text:line-break/>I'm a woman's man, no time to talk<text:line-break/>Music loud and women warm<text:line-break/>I've been kicked around since I was born</text:p>
      <text:p text:style-name="P4"><text:line-break/><text:span text:style-name="T1">But now it's all right, that's okay<text:line-break/>You may look the other way<text:line-break/>We can try to understand<text:line-break/>The New York Times' effect on man<text:line-break/><text:line-break/>Whether you're a brother or whether you're a mother<text:line-break/>You're stayin' alive, stayin' alive<text:line-break/>Feel the city breakin' and everybody shakin'<text:line-break/>I'm a-stayin' alive, stayin' alive<text:line-break/>Ah, ah, ah, ah, stayin' alive, stayin' alive<text:line-break/>Ah, ah, ah, ah, stayin' ali-i-i-i-ive<text:line-break/>Oh, when you walk</text:span></text:p>
      <text:p text:style-name="P2"><text:line-break/><text:line-break/>Well, now I get low and I get high<text:line-break/>And if I can't get either, I really try<text:line-break/>Got the wings of heaven on my shoes<text:line-break/>I'm a dancin' man, and I just can't lose</text:p>
      <text:p text:style-name="P5"><text:line-break/>Chorus</text:p>
      <text:p text:style-name="P6"><text:line-break/><text:line-break/>Life goin' nowhere, somebody help me<text:line-break/>Somebody help me, yeah<text:line-break/>Life goin' nowhere, somebody help me, yeah<text:line-break/>I'm stayin' alive<text:line-break/><text:line-break/>Verse 1</text:p>
      <text:p text:style-name="P4"><text:line-break/><text:span text:style-name="T1">Chorus</text:span></text:p>
      <text:p text:style-name="P7"><text:line-break/><text:line-break/>Life goin' nowhere, somebody help me<text:line-break/>Somebody help me, yeah<text:line-break/>Life goin' nowhere, somebody help me, yeah<text:line-break/>I'm stayin' ali-i-i-i-ive<text:line-break/><text:span text:style-name="T2">2x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utzer </meta:initial-creator>
    <meta:creation-date>2016-01-24T21:07:18.600273928</meta:creation-date>
    <dc:date>2017-12-07T18:28:05.931771154</dc:date>
    <dc:creator>benutzer </dc:creator>
    <meta:editing-duration>PT19M2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204" meta:character-count="1132" meta:non-whitespace-character-count="916"/>
  </office:meta>
</office:document-meta>
</file>